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10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_p2kproc1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1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2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Not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Bits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A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C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D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G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ateLeftBits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A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B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C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p2kpro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p2kproc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A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F_changeDuplicatesB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08" meta:object-count="0"/>
    <meta:generator>LibreOffice/6.3.4.2.0$Linux_X86_64 LibreOffice_project/30$Build-2</meta:generator>
  </office:meta>
</office:document-meta>
</file>